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u como cliente, quero me cadastrar no sistema, de modo a ter meus dados preenchidos para realizar emprestimos.</text:p>
      <text:p text:style-name="Standard"/>
      <text:p text:style-name="Standard">Eu como cliente, quero poder alterar/atualizar meus dados cadastrais via internet, de modo a agilizar este processso.</text:p>
      <text:p text:style-name="Standard"/>
      <text:p text:style-name="Standard">Eu como cliente, quero poder consultar o status dos filmes disponiveis na loja, de modo que possa efetuar minha escolha de alugu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listas </meta:initial-creator>
    <meta:creation-date>2012-08-17T15:25:33</meta:creation-date>
    <dc:date>2012-08-17T15:48:05</dc:date>
    <dc:creator>Analistas </dc:creator>
    <meta:editing-duration>PT7M22S</meta:editing-duration>
    <meta:editing-cycles>1</meta:editing-cycles>
    <meta:document-statistic meta:table-count="0" meta:image-count="0" meta:object-count="0" meta:page-count="1" meta:paragraph-count="3" meta:word-count="57" meta:character-count="359" meta:non-whitespace-character-count="305"/>
    <meta:generator>LibreOffice/3.5$Linux_x86 LibreOffice_project/350m1$Build-2</meta:generator>
  </office:meta>
</office:document-meta>
</file>